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5x5</text:p>
          </table:table-cell>
          <table:table-cell table:number-columns-repeated="2"/>
          <table:table-cell office:value-type="string" calcext:value-type="string">
            <text:p>Ford Fulkers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raph 0</text:p>
          </table:table-cell>
          <table:table-cell office:value-type="string" calcext:value-type="string">
            <text:p>Graph 1</text:p>
          </table:table-cell>
          <table:table-cell office:value-type="string" calcext:value-type="string">
            <text:p>Graph 2</text:p>
          </table:table-cell>
          <table:table-cell office:value-type="string" calcext:value-type="string">
            <text:p>Graph 3</text:p>
          </table:table-cell>
          <table:table-cell office:value-type="string" calcext:value-type="string">
            <text:p>Graph 4</text:p>
          </table:table-cell>
          <table:table-cell office:value-type="string" calcext:value-type="string">
            <text:p>Graph 5</text:p>
          </table:table-cell>
          <table:table-cell office:value-type="string" calcext:value-type="string">
            <text:p>Graph 6</text:p>
          </table:table-cell>
          <table:table-cell office:value-type="string" calcext:value-type="string">
            <text:p>Graph 7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377774.6" calcext:value-type="float">
            <text:p>377774.6</text:p>
          </table:table-cell>
          <table:table-cell office:value-type="float" office:value="32578.2" calcext:value-type="float">
            <text:p>32578.2</text:p>
          </table:table-cell>
          <table:table-cell office:value-type="float" office:value="38596" calcext:value-type="float">
            <text:p>38596</text:p>
          </table:table-cell>
          <table:table-cell office:value-type="float" office:value="138343.6" calcext:value-type="float">
            <text:p>138343.6</text:p>
          </table:table-cell>
          <table:table-cell office:value-type="float" office:value="76361.4" calcext:value-type="float">
            <text:p>76361.4</text:p>
          </table:table-cell>
          <table:table-cell office:value-type="float" office:value="30291.8" calcext:value-type="float">
            <text:p>30291.8</text:p>
          </table:table-cell>
          <table:table-cell office:value-type="float" office:value="174612.8" calcext:value-type="float">
            <text:p>174612.8</text:p>
          </table:table-cell>
          <table:table-cell office:value-type="float" office:value="185773.2" calcext:value-type="float">
            <text:p>185773.2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596190.4" calcext:value-type="float">
            <text:p>596190.4</text:p>
          </table:table-cell>
          <table:table-cell office:value-type="float" office:value="25098.4" calcext:value-type="float">
            <text:p>25098.4</text:p>
          </table:table-cell>
          <table:table-cell office:value-type="float" office:value="23849.6" calcext:value-type="float">
            <text:p>23849.6</text:p>
          </table:table-cell>
          <table:table-cell office:value-type="float" office:value="36737.6" calcext:value-type="float">
            <text:p>36737.6</text:p>
          </table:table-cell>
          <table:table-cell office:value-type="float" office:value="74862.4" calcext:value-type="float">
            <text:p>74862.4</text:p>
          </table:table-cell>
          <table:table-cell office:value-type="float" office:value="21536.4" calcext:value-type="float">
            <text:p>21536.4</text:p>
          </table:table-cell>
          <table:table-cell office:value-type="float" office:value="1362498" calcext:value-type="float">
            <text:p>1362498</text:p>
          </table:table-cell>
          <table:table-cell office:value-type="float" office:value="1026301.4" calcext:value-type="float">
            <text:p>1026301.4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352995.8" calcext:value-type="float">
            <text:p>352995.8</text:p>
          </table:table-cell>
          <table:table-cell office:value-type="float" office:value="30698.2" calcext:value-type="float">
            <text:p>30698.2</text:p>
          </table:table-cell>
          <table:table-cell office:value-type="float" office:value="28967.4" calcext:value-type="float">
            <text:p>28967.4</text:p>
          </table:table-cell>
          <table:table-cell office:value-type="float" office:value="44690.2" calcext:value-type="float">
            <text:p>44690.2</text:p>
          </table:table-cell>
          <table:table-cell office:value-type="float" office:value="69803.4" calcext:value-type="float">
            <text:p>69803.4</text:p>
          </table:table-cell>
          <table:table-cell office:value-type="float" office:value="22887.6" calcext:value-type="float">
            <text:p>22887.6</text:p>
          </table:table-cell>
          <table:table-cell office:value-type="float" office:value="420287.2" calcext:value-type="float">
            <text:p>420287.2</text:p>
          </table:table-cell>
          <table:table-cell office:value-type="float" office:value="149324.8" calcext:value-type="float">
            <text:p>149324.8</text:p>
          </table:table-cell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527855.4" calcext:value-type="float">
            <text:p>527855.4</text:p>
          </table:table-cell>
          <table:table-cell office:value-type="float" office:value="21706.4" calcext:value-type="float">
            <text:p>21706.4</text:p>
          </table:table-cell>
          <table:table-cell office:value-type="float" office:value="31130.2" calcext:value-type="float">
            <text:p>31130.2</text:p>
          </table:table-cell>
          <table:table-cell office:value-type="float" office:value="34695" calcext:value-type="float">
            <text:p>34695</text:p>
          </table:table-cell>
          <table:table-cell office:value-type="float" office:value="34659.8" calcext:value-type="float">
            <text:p>34659.8</text:p>
          </table:table-cell>
          <table:table-cell office:value-type="float" office:value="17338" calcext:value-type="float">
            <text:p>17338</text:p>
          </table:table-cell>
          <table:table-cell office:value-type="float" office:value="634388.4" calcext:value-type="float">
            <text:p>634388.4</text:p>
          </table:table-cell>
          <table:table-cell office:value-type="float" office:value="131629.6" calcext:value-type="float">
            <text:p>131629.6</text:p>
          </table:table-cell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489989.8" calcext:value-type="float">
            <text:p>489989.8</text:p>
          </table:table-cell>
          <table:table-cell office:value-type="float" office:value="20549.8" calcext:value-type="float">
            <text:p>20549.8</text:p>
          </table:table-cell>
          <table:table-cell office:value-type="float" office:value="20082.4" calcext:value-type="float">
            <text:p>20082.4</text:p>
          </table:table-cell>
          <table:table-cell office:value-type="float" office:value="30953" calcext:value-type="float">
            <text:p>30953</text:p>
          </table:table-cell>
          <table:table-cell office:value-type="float" office:value="52866" calcext:value-type="float">
            <text:p>52866</text:p>
          </table:table-cell>
          <table:table-cell office:value-type="float" office:value="17167.4" calcext:value-type="float">
            <text:p>17167.4</text:p>
          </table:table-cell>
          <table:table-cell office:value-type="float" office:value="102210.8" calcext:value-type="float">
            <text:p>102210.8</text:p>
          </table:table-cell>
          <table:table-cell office:value-type="float" office:value="106987.6" calcext:value-type="float">
            <text:p>106987.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3:.B7])" office:value-type="float" office:value="468961.2" calcext:value-type="float">
            <text:p>468961.2</text:p>
          </table:table-cell>
          <table:table-cell table:style-name="ce1" table:formula="of:=AVERAGE([.C3:.C7])" office:value-type="float" office:value="26126.2" calcext:value-type="float">
            <text:p>26126.2</text:p>
          </table:table-cell>
          <table:table-cell table:style-name="ce1" table:formula="of:=AVERAGE([.D3:.D7])" office:value-type="float" office:value="28525.12" calcext:value-type="float">
            <text:p>28525.1</text:p>
          </table:table-cell>
          <table:table-cell table:style-name="ce1" table:formula="of:=AVERAGE([.E3:.E7])" office:value-type="float" office:value="57083.88" calcext:value-type="float">
            <text:p>57083.9</text:p>
          </table:table-cell>
          <table:table-cell table:style-name="ce1" table:formula="of:=AVERAGE([.F3:.F7])" office:value-type="float" office:value="61710.6" calcext:value-type="float">
            <text:p>61710.6</text:p>
          </table:table-cell>
          <table:table-cell table:style-name="ce1" table:formula="of:=AVERAGE([.G3:.G7])" office:value-type="float" office:value="21844.24" calcext:value-type="float">
            <text:p>21844.2</text:p>
          </table:table-cell>
          <table:table-cell table:style-name="ce1" table:formula="of:=AVERAGE([.H3:.H7])" office:value-type="float" office:value="538799.44" calcext:value-type="float">
            <text:p>538799.4</text:p>
          </table:table-cell>
          <table:table-cell table:style-name="ce1" table:formula="of:=AVERAGE([.I3:.I7])" office:value-type="float" office:value="320003.32" calcext:value-type="float">
            <text:p>320003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McGlincy</meta:initial-creator>
    <meta:creation-date>2017-04-23T14:37:02.421489982</meta:creation-date>
    <dc:date>2017-04-23T14:57:27.263050017</dc:date>
    <dc:creator>Sean McGlincy</dc:creator>
    <meta:editing-duration>PT5M14S</meta:editing-duration>
    <meta:editing-cycles>1</meta:editing-cycles>
    <meta:document-statistic meta:table-count="1" meta:cell-count="64" meta:object-count="0"/>
    <meta:generator>LibreOffice/5.0.6.2$Linux_X86_64 LibreOffice_project/00$Build-2</meta:generator>
  </office:meta>
</office:document-meta>
</file>